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 style:parent-style-name="Standard"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CommentReference" style:family="text">
      <style:text-properties style:font-name="Times New Roman" fo:font-size="12pt" style:font-size-asian="12pt" style:font-size-complex="12pt"/>
    </style:style>
    <style:style style:name="P1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indent="0in"/>
      <style:text-properties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CommentReference" style:family="text">
      <style:text-properties style:font-name="Times New Roman" fo:font-size="12pt" style:font-size-asian="12pt" style:font-size-complex="12pt"/>
    </style:style>
    <style:style style:name="P177" style:parent-style-name="CommentText" style:family="paragraph">
      <style:paragraph-properties fo:text-align="start" fo:text-indent="0in"/>
    </style:style>
    <style:style style:name="T178" style:parent-style-name="Hyperlink" style:family="text">
      <style:text-properties style:font-name="Times New Roman" fo:font-weight="bold" style:font-weight-asian="bold" style:font-weight-complex="bold" fo:font-size="12pt" style:font-size-asian="12pt" style:font-size-complex="12pt"/>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Standard"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CommentReference" style:family="text">
      <style:text-properties style:font-name="Times New Roman" fo:font-size="12pt" style:font-size-asian="12pt" style:font-size-complex="12pt"/>
    </style:style>
    <style:style style:name="T198" style:parent-style-name="CommentReference" style:family="text">
      <style:text-properties style:font-name="Times New Roman" fo:font-size="12pt" style:font-size-asian="12pt" style:font-size-complex="12pt"/>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indent="0in"/>
      <style:text-properties fo:language="en" fo:country="US"/>
    </style:style>
    <style:style style:name="P238" style:parent-style-name="Standard" style:family="paragraph">
      <style:paragraph-properties fo:text-align="start" fo:text-indent="0in"/>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T2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CommentReference" style:family="text">
      <style:text-properties style:font-name="Times New Roman" fo:font-size="12pt" style:font-size-asian="12pt" style:font-size-complex="12pt"/>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CommentReference" style:family="text">
      <style:text-properties style:font-name="Times New Roman" fo:font-size="12pt" style:font-size-asian="12pt" style:font-size-complex="12pt"/>
    </style:style>
    <style:style style:name="P257" style:parent-style-name="Normal" style:family="paragraph">
      <style:paragraph-properties fo:text-indent="0in"/>
      <style:text-properties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CommentReference" style:family="text">
      <style:text-properties style:font-name="Times New Roman" fo:font-size="12pt" style:font-size-asian="12pt" style:font-size-complex="12pt"/>
    </style:style>
    <style:style style:name="P275" style:parent-style-name="Normal" style:family="paragraph">
      <style:paragraph-properties fo:text-indent="0in"/>
      <style:text-properties fo:language="en" fo:country="US"/>
    </style:style>
    <style:style style:name="P276" style:parent-style-name="Standard" style:family="paragraph">
      <style:paragraph-properties fo:text-align="start" fo:text-indent="0in"/>
    </style:style>
    <style:style style:name="T2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78" style:parent-style-name="CommentText" style:family="paragraph">
      <style:paragraph-properties fo:text-align="start" fo:text-indent="0in"/>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80" style:parent-style-name="CommentText" style:family="paragraph">
      <style:paragraph-properties fo:text-align="start" fo:text-indent="0in"/>
    </style:style>
    <style:style style:name="T2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Normal" style:family="paragraph">
      <style:paragraph-properties fo:text-indent="0in"/>
      <style:text-properties fo:language="en" fo:country="US"/>
    </style:style>
    <style:style style:name="P323" style:parent-style-name="Standard" style:family="paragraph">
      <style:paragraph-properties fo:text-align="start" fo:text-indent="0in"/>
    </style:style>
    <style:style style:name="T32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7" style:parent-style-name="CommentText" style:family="paragraph">
      <style:paragraph-properties fo:text-align="start" fo:text-indent="0in"/>
    </style:style>
    <style:style style:name="T32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9" style:parent-style-name="Standard"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Normal" style:family="paragraph">
      <style:paragraph-properties fo:text-indent="0in"/>
      <style:text-properties fo:language="da" fo:country="DK"/>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99" style:parent-style-name="CommentText" style:family="paragraph">
      <style:paragraph-properties fo:text-align="start" fo:text-indent="0in"/>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01" style:parent-style-name="CommentText" style:family="paragraph">
      <style:paragraph-properties fo:text-align="start" fo:text-indent="0in"/>
    </style:style>
    <style:style style:name="T40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CommentReference" style:family="text">
      <style:text-properties style:font-name="Times New Roman" fo:font-size="12pt" style:font-size-asian="12pt" style:font-size-complex="12pt"/>
    </style:style>
    <style:style style:name="P408" style:parent-style-name="Normal" style:family="paragraph">
      <style:paragraph-properties fo:text-indent="0in"/>
      <style:text-properties fo:language="da" fo:country="DK"/>
    </style:style>
    <style:style style:name="P409" style:parent-style-name="Standard" style:family="paragraph">
      <style:paragraph-properties fo:text-align="start" fo:text-indent="0in"/>
    </style:style>
    <style:style style:name="T41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11" style:parent-style-name="CommentText" style:family="paragraph">
      <style:paragraph-properties fo:text-align="start" fo:text-indent="0in"/>
    </style:style>
    <style:style style:name="T412" style:parent-style-name="DefaultParagraphFont" style:family="text">
      <style:text-properties fo:language="en" fo:country="US"/>
    </style:style>
    <style:style style:name="T41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14" style:parent-style-name="CommentText" style:family="paragraph">
      <style:paragraph-properties fo:text-align="start" fo:text-indent="0in"/>
    </style:style>
    <style:style style:name="T41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21" style:parent-style-name="Normal" style:family="paragraph">
      <style:paragraph-properties fo:text-indent="0in"/>
      <style:text-properties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7" style:parent-style-name="CommentText" style:family="paragraph">
      <style:paragraph-properties fo:text-align="start" fo:text-indent="0in"/>
    </style:style>
    <style:style style:name="T428"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9" style:parent-style-name="Normal" style:family="paragraph">
      <style:paragraph-properties fo:text-align="start" fo:text-indent="0in"/>
    </style:style>
    <style:style style:name="T4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3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34" style:parent-style-name="Normal" style:family="paragraph">
      <style:paragraph-properties fo:text-indent="0in"/>
      <style:text-properties fo:language="en" fo:country="US"/>
    </style:style>
    <style:style style:name="P435" style:parent-style-name="Standard" style:family="paragraph">
      <style:paragraph-properties fo:text-align="start" fo:text-indent="0in"/>
    </style:style>
    <style:style style:name="T43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37" style:parent-style-name="CommentText" style:family="paragraph">
      <style:paragraph-properties fo:text-align="start" fo:text-indent="0in"/>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5" style:parent-style-name="Normal" style:family="paragraph">
      <style:paragraph-properties fo:text-indent="0in"/>
      <style:text-properties fo:language="en" fo:country="US"/>
    </style:style>
  </office:automatic-styles>
  <office:body>
    <office:text text:use-soft-page-breaks="true">
      <text:p text:style-name="P1">Discussion</text:p>
      <text:p text:style-name="P2"/>
      <text:p text:style-name="P3"><text:span text:style-name="T4">Petersen (2016):<text:s/></text:span><office:annotation office:name="0" xml:id="325074208"><dc:creator>Janka Hauffe</dc:creator><dc:date>2025-01-29T13:04:00</dc:date><meta:creator-initials>JH</meta:creator-initials><text:p text:style-name="P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https://doi.org/10.1212/CON.0000000000000313</text:span></text:a><text:span text:style-name="CommentReference"><office:annotation-end office:name="0"/></text:span></text:p>
      <text:p text:style-name="P7">In DSM5 -&gt; now include a predementia phase called mild neurocognitive disorder</text:p>
      <text:p text:style-name="P8">MCI reflects a change in cognitive functioning for this individual person, not a lifelong low cognitive function.</text:p>
      <text:p text:style-name="P9"><text:span text:style-name="T10">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1"><office:annotation office:name="1" xml:id="1730897323"><dc:creator>Janka Hauffe</dc:creator><dc:date>2025-01-07T12:55:00</dc:date><meta:creator-initials>JH</meta:creator-initials><text:p text:style-name="P12">Interesting for discussion, that we just have total score of cognitive impairment. So I don‘t knnow in which domaine patients are better or worse</text:p></office:annotation>assessments</text:span><text:span text:style-name="T13"><office:annotation-end office:name="1"/></text:span><text:span text:style-name="T14"><text:s/></text:span><text:span text:style-name="T15"><office:annotation office:name="2" xml:id="381136476"><dc:creator>Janka Hauffe</dc:creator><dc:date>2025-01-29T13:05:00</dc:date><meta:creator-initials>JH</meta:creator-initials><text:p text:style-name="P1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1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18">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19"/>
      <text:p text:style-name="P20"><text:span text:style-name="T21"><office:annotation office:name="3" xml:id="1654638327"><dc:creator>Janka Hauffe</dc:creator><dc:date>2025-01-29T13:10:00</dc:date><meta:creator-initials>JH</meta:creator-initials><text:p text:style-name="P22">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23">@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24">https://doi.org/10.1111/j.1365-2796.2004.01388.x</text:span></text:a><text:span text:style-name="CommentReference"><office:annotation-end office:name="4"/></text:span></text:p>
      <text:p text:style-name="P25">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26"/>
      <text:p text:style-name="P27"><text:span text:style-name="T28"><office:annotation office:name="5" xml:id="1113979290"><dc:creator>Janka Hauffe</dc:creator><dc:date>2025-01-29T13:47:00</dc:date><meta:creator-initials>JH</meta:creator-initials><text:p text:style-name="P29">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3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1">https://doi.org/10.1159/000017219</text:span></text:a><text:span text:style-name="CommentReference"><office:annotation-end office:name="6"/></text:span></text:p>
      <text:p text:style-name="P32"><text:span text:style-name="T33">Slowing on the electroencephalogram (EEG) in patients with Alzheimer’s disease (AD), compared to normal control subjects, evidenced by increase of theta activity and decrease of beta or alpha power, is a uniform finding in previous studies<text:s/></text:span><text:span text:style-name="T34"><office:annotation office:name="7" xml:id="2062152536"><dc:creator>Janka Hauffe</dc:creator><dc:date>2025-01-29T13:43:00</dc:date><meta:creator-initials>JH</meta:creator-initials><text:p text:style-name="P35">88 Dement Geriatr Cogn Disord 2000;11:81–89 Claus/Ongerboer de Visser/Bour/Walstra/</text:p><text:p text:style-name="P36">Hijdra/Verbeeten/Van Royen/Kwa/</text:p><text:p text:style-name="P37">van Gool</text:p><text:p text:style-name="P38">References</text:p><text:p text:style-name="P39">1 Coben LA, Danziger W, Storandt M: A longitu-</text:p><text:p text:style-name="P40">dinal EEG study of mild senile dementia of</text:p><text:p text:style-name="P41">Alzheimer type: Changes at 1 year and at 2.5</text:p><text:p text:style-name="P42">years. Electroencephalogr Clin Neurophysiol</text:p><text:p text:style-name="P43">1985;61:101–112.</text:p><text:p text:style-name="P44">2 Penttila M, Partanen JV, Soininen H, Riekki-</text:p><text:p text:style-name="P45">nen PJ: Quantitative analysis of occipital EEG</text:p><text:p text:style-name="P46">in different stages of Alzheimer’s disease. Elec-</text:p><text:p text:style-name="P47">troencephalogr Clin Neurophysiol 1985;60:1–</text:p><text:p text:style-name="P48">6.</text:p><text:p text:style-name="P49">3 Soininen H, Partanen J, Laulumaa V, Paak-</text:p><text:p text:style-name="P50">konen A, Helkala EL, Riekkinen PJ: Serial</text:p><text:p text:style-name="P51">EEG in Alzheimer’s disease: 3-year follow-up</text:p><text:p text:style-name="P52">and clinical outcome. Electroencephalogr Clin</text:p><text:p text:style-name="P53">Neurophysiol 1991;79:342–348.</text:p><text:p text:style-name="P54">4 Schreiter-Gasser U, Gasser T, Ziegler P: Quan-</text:p><text:p text:style-name="P55">titative EEG analysis in early onset Alzhei-</text:p><text:p text:style-name="P56">mer’s disease: Correlations with severity, clini-</text:p><text:p text:style-name="P57">cal characteristics, visual EEG and CCT. Elec-</text:p><text:p text:style-name="P58">troencephalogr Clin Neurophysiol 1994;90:</text:p><text:p text:style-name="P59">267–272.</text:p><text:p text:style-name="P60">5 Prichep LS, John ER, Ferris SH, Reisberg B,</text:p><text:p text:style-name="P61">Almas M, Alper K, et al: Quantitative EEG cor-</text:p><text:p text:style-name="P62">relates of cognitive deterioration in the elderly.</text:p><text:p text:style-name="P63">Neurobiol Aging 1994;15:85–90.</text:p></office:annotation>[1–5].</text:span><text:span text:style-name="CommentReference"><office:annotation-end office:name="7"/></text:span></text:p>
      <text:p text:style-name="P64">More impairment in overall cognitive function was most strongly reflected in loss of parieto-occipital and fronto-central alpha activity.</text:p>
      <text:p text:style-name="P65">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soft-page-break/>
      <text:p text:style-name="P66"><text:span text:style-name="T67">General level of cognitive function, assessed in several previous studies with the MMSE, is most consistently related to alpha activity on EEG in AD patients<text:s/></text:span><text:span text:style-name="T68"><office:annotation office:name="8" xml:id="94889533"><dc:creator>Janka Hauffe</dc:creator><dc:date>2025-01-29T13:44:00</dc:date><meta:creator-initials>JH</meta:creator-initials><text:p text:style-name="P69">8 Kuskowski MA, Mortimer JA, Morley GK,</text:p><text:p text:style-name="P70">Malone SM, Okaya AJ: Rate of cognitive de-</text:p><text:p text:style-name="P71">cline in Alzheimer’s disease is associated with</text:p><text:p text:style-name="P72">EEG alpha power. Biol Psychiatry 1993;33:</text:p><text:p text:style-name="P73">659–662.</text:p><text:p text:style-name="P74">13 Dierks T, Frolich L, Ihl R, Maurer K: Correla-</text:p><text:p text:style-name="P75">tion between cognitive brain function and elec-</text:p><text:p text:style-name="P76">trical brain activity in dementia of Alzheimer</text:p><text:p text:style-name="P77">type. J Neural Transm 1995;99:55–62.</text:p><text:p text:style-name="P78">16 Sloan EP, Fenton GW: EEG power spectra and</text:p><text:p text:style-name="P79">cognitive change in geriatric psychiatry: A lon-</text:p><text:p text:style-name="P80">gitudinal study. Electroencephalogr Clin Neu-</text:p><text:p text:style-name="P81">rophysiol 1993;86:361–367.</text:p><text:p text:style-name="P82">17 Wada Y, Nanbu Y, Jiang ZY, Koshino Y,</text:p><text:p text:style-name="P83">Yamagushi N, Hashimoto T: Electroencepha-</text:p><text:p text:style-name="P84">lographic abnormalities in patients with prese-</text:p><text:p text:style-name="P85">nile dementia of the Alzheimer type: Quantita-</text:p><text:p text:style-name="P86">tive analysis at rest and during photic stimula-</text:p><text:p text:style-name="P87">tion. Biol Psychiatry 1997;41:217–225.</text:p><text:p text:style-name="P88">Primavera A, Novello P, Finocchi C, Canevari</text:p><text:p text:style-name="P89">E, Corsello L: Correlation between Mini-Men-</text:p><text:p text:style-name="P90">tal State Examination and quantitative electro-</text:p><text:p text:style-name="P91">encephalography in senile dementia of the Alz-</text:p><text:p text:style-name="P92">heimer type. Neuropsychobiology 1990;23:74–</text:p><text:p text:style-name="P93">78</text:p></office:annotation>[8, 13, 16 17, 46</text:span><text:span text:style-name="CommentReference"><office:annotation-end office:name="8"/></text:span><text:span text:style-name="T94">], in agreement with our findings. However, also correlations between overall cognitive function and delta and theta activity were observed in our study and in previous reports [</text:span><text:span text:style-name="T95"><office:annotation office:name="9" xml:id="2054827566"><dc:creator>Janka Hauffe</dc:creator><dc:date>2025-01-29T13:44:00</dc:date><meta:creator-initials>JH</meta:creator-initials><text:p text:style-name="P96">13 Dierks T, Frolich L, Ihl R, Maurer K: Correla-</text:p><text:p text:style-name="P97">tion between cognitive brain function and elec-</text:p><text:p text:style-name="P98">trical brain activity in dementia of Alzheimer</text:p><text:p text:style-name="P99">type. J Neural Transm 1995;99:55–62.</text:p><text:p text:style-name="P100">14 Elmstahl S, Rosen I, Gullberg B: Quantitative</text:p><text:p text:style-name="P101">EEG in elderly patients with Alzheimer’s dis-</text:p><text:p text:style-name="P102">ease and healthy controls. Dementia 1994;5:</text:p><text:p text:style-name="P103">119–124.</text:p><text:p text:style-name="P104">15 Schreiter-Gasser U, Gasser T, Ziegler P: Quan-</text:p><text:p text:style-name="P105">titative EEG analysis in early onset Alzheim-</text:p><text:p text:style-name="P106">er’s disease: Correlations with severity, clinical</text:p><text:p text:style-name="P107">characteristics, visual EEG and CCT. Elec-</text:p><text:p text:style-name="P108">troencephalogr Clin Neurophysiol 1994;90:</text:p><text:p text:style-name="P109">267–272.</text:p><text:p text:style-name="P110">16 Sloan EP, Fenton GW: EEG power spectra and</text:p><text:p text:style-name="P111">cognitive change in geriatric psychiatry: A lon-</text:p><text:p text:style-name="P112">gitudinal study. Electroencephalogr Clin Neu-</text:p><text:p text:style-name="P113">rophysiol 1993;86:361–367.</text:p></office:annotation>13–16</text:span><text:span text:style-name="CommentReference"><office:annotation-end office:name="9"/></text:span><text:span text:style-name="T114">].</text:span></text:p>
      <text:p text:style-name="P115"><text:span text:style-name="T116">Alpha power as strongest correlate of cognitive domains finds support in the study of Jelic et al. [</text:span><text:span text:style-name="T117"><office:annotation office:name="10" xml:id="99961915"><dc:creator>Janka Hauffe</dc:creator><dc:date>2025-01-29T13:45:00</dc:date><meta:creator-initials>JH</meta:creator-initials><text:p text:style-name="P118">Jelic V, Shigeta M, Julin P, Almkvist O, Win-</text:p><text:p text:style-name="P119">blad B, Wahlund LO: Quantitative electroen-</text:p><text:p text:style-name="P120">cephalography power and coherence in Alz-</text:p><text:p text:style-name="P121">heimer’s disease and mild cognitive impair-</text:p><text:p text:style-name="P122">ment. Dementia 1996;7:314–323</text:p></office:annotation>19</text:span><text:span text:style-name="CommentReference"><office:annotation-end office:name="10"/></text:span><text:span text:style-name="T123">], where visuospatial functions were strongly related to alpha power in left parieto-occipital and right temporal regions. In the study by Jelic et al. [</text:span><text:span text:style-name="T124"><office:annotation office:name="11" xml:id="2023144047"><dc:creator>Janka Hauffe</dc:creator><dc:date>2025-01-29T13:45:00</dc:date><meta:creator-initials>JH</meta:creator-initials><text:p text:style-name="P125">Jelic V, Shigeta M, Julin P, Almkvist O, Win-</text:p><text:p text:style-name="P126">blad B, Wahlund LO: Quantitative electroen-</text:p><text:p text:style-name="P127">cephalography power and coherence in Alz-</text:p><text:p text:style-name="P128">heimer’s disease and mild cognitive impair-</text:p><text:p text:style-name="P129">ment. Dementia 1996;7:314–323</text:p></office:annotation>19</text:span><text:span text:style-name="CommentReference"><office:annotation-end office:name="11"/></text:span><text:span text:style-name="T130">] measures of frontal</text:span></text:p>
      <text:p text:style-name="P131">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32">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33">Might also <text:s/>be relevant for discussion</text:p></office:annotation>This analysis may demonstrate</text:p>
      <text:p text:style-name="P134"><text:span text:style-name="T135">that increase of absolute theta and delta power is sometimes less clearly reflected in the relative power values.</text:span><text:span text:style-name="CommentReference"><office:annotation-end office:name="12"/></text:span></text:p>
      <text:p text:style-name="P136"><text:span text:style-name="T137"><office:annotation office:name="13" xml:id="1939739659"><dc:creator>Janka Hauffe</dc:creator><dc:date>2025-01-29T13:48:00</dc:date><meta:creator-initials>JH</meta:creator-initials><text:p text:style-name="P138">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39">. The preclinical finding that beta activity is found in subcortical or lower cortical structures [</text:span><text:span text:style-name="T140"><office:annotation office:name="14" xml:id="1807972595"><dc:creator>Janka Hauffe</dc:creator><dc:date>2025-01-29T13:46:00</dc:date><meta:creator-initials>JH</meta:creator-initials><text:p text:style-name="P141">51 Leung LS: Fast (beta) rhythms in the hippo-</text:p><text:p text:style-name="P142">campus: A review. Hippocampus 1992;2:93–</text:p><text:p text:style-name="P143">98.</text:p><text:p text:style-name="P144">52 Riekkinen PJ, Riekkinen M, Sirvio J, Mietti-</text:p><text:p text:style-name="P145">nen R, Koudstaal PJ: Loss of cholinergic neu-</text:p><text:p text:style-name="P146">rons in the nucleus basalis induces neocortical</text:p><text:p text:style-name="P147">electroencephalographic and passive avoid-</text:p><text:p text:style-name="P148">ance deficits. Neuroscience 1992;47:823–831.</text:p><text:p text:style-name="P149">53 Boeijinga PH, Lopez da Silva FH: Differential</text:p><text:p text:style-name="P150">distribution of beta and theta EEG activity in</text:p><text:p text:style-name="P151">the entorhinal cortex of the cat. Brain Res</text:p><text:p text:style-name="P152">1988;448:272–286</text:p></office:annotation>51–53</text:span><text:span text:style-name="CommentReference"><office:annotation-end office:name="14"/></text:span><text:span text:style-name="T153">] may either suggest that neuronal function of</text:span></text:p>
      <text:p text:style-name="P154">these brain structures is compromised by the presence of leukoaraiosis or that leukoaraiosis results in disconnection of subcortical and cortical structures.</text:p>
      <text:p text:style-name="P155">Thus, the results suggest that leukoaraiosis in AD patients is related to slowing of the EEG, evidenced mainly by increase of theta and loss of beta activity.</text:p>
      <text:p text:style-name="P156">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57"/>
      <text:p text:style-name="P158"><text:span text:style-name="T159"><office:annotation office:name="15" xml:id="299684214"><dc:creator>Janka Hauffe</dc:creator><dc:date>2025-01-29T14:23:00</dc:date><meta:creator-initials>JH</meta:creator-initials><text:p text:style-name="P160">EEG in MCI and AD<text:s/><text:line-break/>EEG introduction, why it‘s great to use</text:p></office:annotation><office:annotation office:name="16" xml:id="462593872"><dc:creator>Janka Hauffe</dc:creator><dc:date>2025-01-29T14:25:00</dc:date><meta:creator-initials>JH</meta:creator-initials><text:p text:style-name="P161">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6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63">https://doi.org/10.1016/j.ijpsycho.2015.02.008</text:span></text:a><text:span text:style-name="CommentReference"><office:annotation-end office:name="17"/></text:span></text:p>
      <text:p text:style-name="P164"><text:span text:style-name="T165"><office:annotation office:name="18" xml:id="1317168113"><dc:creator>Janka Hauffe</dc:creator><dc:date>2025-01-14T15:03:00</dc:date><meta:creator-initials>JH</meta:creator-initials><text:p text:style-name="P166">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text:s/></text:span><text:soft-page-break/><text:span text:style-name="T167">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68"><office:annotation-end office:name="18"/></text:span></text:p>
      <text:p text:style-name="P169">Conclusion, the resting state EEG makers are promising to unveil abnormal functional connectivity and neuroplasticity of neurotransmission in the brain of AD patients.</text:p>
      <text:p text:style-name="P170"/>
      <text:p text:style-name="P171"><text:span text:style-name="T172"><office:annotation office:name="19" xml:id="1197734146"><dc:creator>Janka Hauffe</dc:creator><dc:date>2025-01-15T10:33:00</dc:date><meta:creator-initials>JH</meta:creator-initials><text:p text:style-name="P173">EEG in COVID and COVID in general</text:p></office:annotation><office:annotation office:name="20" xml:id="952464590"><dc:creator>Janka Hauffe</dc:creator><dc:date>2025-01-29T14:35:00</dc:date><meta:creator-initials>JH</meta:creator-initials><text:p text:style-name="P174">Important paper</text:p></office:annotation><office:annotation office:name="21" xml:id="1093071026"><dc:creator>Janka Hauffe</dc:creator><dc:date>2025-01-29T14:44:00</dc:date><meta:creator-initials>JH</meta:creator-initials><text:p text:style-name="P175">Read again, to see if all is relevant for discussion</text:p></office:annotation>Sun, Sun, Chen, Wang &amp; Gao (2024):<text:s/></text:span><text:span text:style-name="T176"><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77">@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78">https://doi.org/10.1186/s12916-024-03481-1</text:span></text:a><text:span text:style-name="CommentReference"><office:annotation-end office:name="22"/></text:span></text:p>
      <text:p text:style-name="P179"><office:annotation office:name="26" xml:id="264307509"><dc:creator>Janka Hauffe</dc:creator><dc:date>2025-01-15T10:39:00</dc:date><meta:creator-initials>JH</meta:creator-initials><text:p text:style-name="P180">discussion</text:p></office:annotation><office:annotation office:name="27" xml:id="7652720"><dc:creator>Janka Hauffe</dc:creator><dc:date>2025-01-15T10:39:00</dc:date><meta:creator-initials>JH</meta:creator-initials><text:p text:style-name="P181">Connectivity</text:p></office:annotation>Brain network source connectivity analysis in the spatial domain</text:p>
      <text:p text:style-name="P182"><text:span text:style-name="T183">Source connectivity analysis is a critical technique using neuroimaging data for examining complex interactions between brain regions [</text:span><text:span text:style-name="T184"><office:annotation office:name="23" xml:id="23275042"><dc:creator>Janka Hauffe</dc:creator><dc:date>2025-01-29T14:36:00</dc:date><meta:creator-initials>JH</meta:creator-initials><text:p text:style-name="P185">Schoffelen JM, Gross J. Source connectivity analysis with MEG and EEG. Hum Brain Mapp. 2009;30(6):1857–65<text:s/></text:p></office:annotation>23</text:span><text:span text:style-name="CommentReference"><office:annotation-end office:name="23"/></text:span><text:span text:style-name="T186">]. Its main goal is to identify functional or effective linkages among cerebral sources that reflect cognitive shifts in conditions like depression and schizophrenia [</text:span><text:span text:style-name="T187"><office:annotation office:name="24" xml:id="1016122758"><dc:creator>Janka Hauffe</dc:creator><dc:date>2025-01-29T14:36:00</dc:date><meta:creator-initials>JH</meta:creator-initials><text:p text:style-name="P188">Olbrich S, Tränkner A, Chittka T, Hegerl U, Schönknecht P. Functional connectivity in major depression: increased phase synchronization between frontal cortical EEG-source estimates. Psychiatry Research: Neuroimaging. 2014;222(1–2):91–9.</text:p><text:p text:style-name="P189"><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190">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191">].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192"><office:annotation office:name="25" xml:id="1603708731"><dc:creator>Janka Hauffe</dc:creator><dc:date>2025-01-29T14:37:00</dc:date><meta:creator-initials>JH</meta:creator-initials><text:p text:style-name="P193">Stam CJ, Nolte G, Daffertshofer A. Phase lag index: assessment of functional connectivity from multi channel EEG and MEG with diminished bias from common sources. Hum Brain Mapp. 2007;28(11):1178–93.</text:p><text:p text:style-name="P194"><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195">Xie W, Toll RT, Nelson CA. EEG functional connectivity analysis in the source space. Dev Cogn Neurosci. 2022;56: 101119</text:p></office:annotation>26, 27</text:span><text:span text:style-name="CommentReference"><office:annotation-end office:name="25"/></text:span><text:span text:style-name="T196">].</text:span><text:span text:style-name="T197"><office:annotation-end office:name="26"/></text:span><text:span text:style-name="T198"><office:annotation-end office:name="27"/></text:span></text:p>
      <text:p text:style-name="P19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00">style, or pre-existing health conditions. Adults and adolescents displayed moderate resilience, while the minimal impact on children could indicate more robust brain networks or compensatory mechanisms that protect against connectivity loss.</text:p>
      <text:p text:style-name="P201">Significantly, the young adult group demonstrated the highest prevalence of cognitive dysfunctions, closely followed by the adult cohort.</text:p>
      <text:p text:style-name="P202">In contrast, the adolescent and child groups showed a lower probability of exhibiting cognitive-related symptoms.</text:p>
      <text:p text:style-name="P203">The outcomes of this study distinctly highlight the amplified susceptibility of young adults to cognitive deficits following a SARS-CoV-2 infection, a demographic that has traditionally not been considered as high risk.</text:p>
      <text:soft-page-break/>
      <text:p text:style-name="P204">Our findings propose a more profound impact of SARS-CoV-2 on young adults in comparison to adolescents and children. This insight can potentially steer the formulation of rehabilitation strategies tailored for long COVID patients.</text:p>
      <text:p text:style-name="P205"><text:span text:style-name="T206">The diminished connectivity in specific brain regions, such as electrode T5, which in temporal lobe, may reflect disruptions in neural networks that are crucial for cognitive functions<text:s/></text:span><text:span text:style-name="T207"><office:annotation office:name="28" xml:id="880193560"><dc:creator>Janka Hauffe</dc:creator><dc:date>2025-01-29T14:37:00</dc:date><meta:creator-initials>JH</meta:creator-initials><text:p text:style-name="P208">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09">]. This aligns with existing studies that link changes in brain connectivity to various cognitive impairments<text:s/></text:span><text:span text:style-name="T210"><office:annotation office:name="29" xml:id="239458418"><dc:creator>Janka Hauffe</dc:creator><dc:date>2025-01-29T14:37:00</dc:date><meta:creator-initials>JH</meta:creator-initials><text:p text:style-name="P21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12">].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13">complexity in EEG patterns post-recovery, particularly in the delta band, might indicate a compensatory neural mechanism or an altered state of brain activity in response to the infection.</text:p>
      <text:p text:style-name="P214"><text:span text:style-name="T215">The observed concentration of alterations within the delta frequency band presents a pioneering insight, proposing that this band may be particularly susceptible to the neurological impacts of SARS-CoV-2 [</text:span><text:span text:style-name="T216"><office:annotation office:name="30" xml:id="1341549537"><dc:creator>Janka Hauffe</dc:creator><dc:date>2025-01-29T14:38:00</dc:date><meta:creator-initials>JH</meta:creator-initials><text:p text:style-name="P217">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18">].<text:s/></text:span></text:p>
      <text:p text:style-name="P219">Traditionally, it is recognized that delta wave activity is diminished when the eyes are open. However, the findings of this study suggest that delta waves can also reflect changes in subject states to a certain degree.</text:p>
      <text:p text:style-name="P220"><text:span text:style-name="T221">Alllthough none of the participants in this study was clinically diagnosed with “brain fog,” the EEG changes noted bear resemblance to those associated with “brain fog,” hinting at a potential underlying neurological impact of the infection [</text:span><text:span text:style-name="T222"><office:annotation office:name="31" xml:id="1099280159"><dc:creator>Janka Hauffe</dc:creator><dc:date>2025-01-29T14:38:00</dc:date><meta:creator-initials>JH</meta:creator-initials><text:p text:style-name="P223">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24">].</text:span></text:p>
      <text:p text:style-name="P225"><text:span text:style-name="T226">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7"><office:annotation office:name="32" xml:id="584336731"><dc:creator>Janka Hauffe</dc:creator><dc:date>2025-01-29T14:38:00</dc:date><meta:creator-initials>JH</meta:creator-initials><text:p text:style-name="P228">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29">], the results of the present study provide additional evidence at the electrophysiological level for this conclusion.</text:span></text:p>
      <text:p text:style-name="P230"><text:span text:style-name="T231">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2"><office:annotation office:name="33" xml:id="783034848"><dc:creator>Janka Hauffe</dc:creator><dc:date>2025-01-29T14:39:00</dc:date><meta:creator-initials>JH</meta:creator-initials><text:p text:style-name="P233">Ciarambino T, Para O, Giordano M. Immune system and COVID-19 by sex differences and age. Women’s health (London, England). 2021;17:17455065211022262<text:s/></text:p></office:annotation>60</text:span><text:span text:style-name="CommentReference"><office:annotation-end office:name="33"/></text:span><text:span text:style-name="T234">].</text:span></text:p>
      <text:p text:style-name="P235">In essence, this research furthers the existing knowledge on the neurological implications of SARS-CoV-2, underscoring the urgent requirement for a more profound understanding of the<text:s/><text:soft-page-break/>virus’s enduring effects on cognition. Particularly, it focuses on its impact on younger demographics, encompassing children and adolescents.</text:p>
      <text:p text:style-name="P236">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7"/>
      <text:p text:style-name="P238"><text:span text:style-name="T239"><office:annotation office:name="34" xml:id="288785506"><dc:creator>Janka Hauffe</dc:creator><dc:date>2025-01-30T13:16:00</dc:date><meta:creator-initials>JH</meta:creator-initials><text:p text:style-name="P240">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42">https://doi.org/10.1016/j.biopsycho.2024.108823</text:span></text:a><text:span text:style-name="CommentReference"><office:annotation-end office:name="35"/></text:span></text:p>
      <text:p text:style-name="P243"><office:annotation office:name="36" xml:id="1794512949"><dc:creator>Janka Hauffe</dc:creator><dc:date>2025-01-15T12:39:00</dc:date><meta:creator-initials>JH</meta:creator-initials><text:p text:style-name="P244">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45"><text:span text:style-name="T246">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47"><office:annotation-end office:name="36"/></text:span></text:p>
      <text:p text:style-name="P248">Addressing these limitations is crucial for the progression of EEG research and its effective application in the study of SCD.</text:p>
      <text:p text:style-name="P249">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50">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251">In understanding the distribution of electrical activity across different frequency bands, the reviewed studies have presented analyses of power density (the amount of electrical energy in a specific frequency band per unit of frequency), absolute power (the total amount of<text:s/><text:soft-page-break/>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52"><office:annotation office:name="37" xml:id="440500044"><dc:creator>Janka Hauffe</dc:creator><dc:date>2025-01-16T12:28:00</dc:date><meta:creator-initials>JH</meta:creator-initials><text:p text:style-name="P253">discussion</text:p></office:annotation>In conclusion, this systematic review reveals a general tendency toward EEG alterations in the context of SCD. However, specific results indicate noteworthy discrepancies that highlight significant variability.</text:p>
      <text:p text:style-name="P254"><text:span text:style-name="T255">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56"><office:annotation-end office:name="37"/></text:span></text:p>
      <text:p text:style-name="P257"/>
      <text:p text:style-name="P258"><text:span text:style-name="T259"><office:annotation office:name="38" xml:id="175117139"><dc:creator>Janka Hauffe</dc:creator><dc:date>2025-01-30T13:34:00</dc:date><meta:creator-initials>JH</meta:creator-initials><text:p text:style-name="P260">EEG in MCI and AD</text:p></office:annotation>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6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62">https://doi.org/10.3389/fnagi.2021.675689</text:span></text:a><text:span text:style-name="CommentReference"><office:annotation-end office:name="39"/></text:span></text:p>
      <text:p text:style-name="P263"><text:span text:style-name="T264"><office:annotation office:name="40" xml:id="1252008215"><dc:creator>Janka Hauffe</dc:creator><dc:date>2025-01-17T10:10:00</dc:date><meta:creator-initials>JH</meta:creator-initials><text:p text:style-name="P265">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66"><office:annotation-end office:name="40"/></text:span><text:span text:style-name="T267"><text:s/>T</text:span><text:span text:style-name="T268"><office:annotation office:name="41" xml:id="515974223"><dc:creator>Janka Hauffe</dc:creator><dc:date>2025-01-17T10:11:00</dc:date><meta:creator-initials>JH</meta:creator-initials><text:p text:style-name="P269">Same, that‘s how the start of discussion section should look like</text:p></office:annotation>he sample included OA, 80 years or older, which are often not enough represented in studies on early detection of dementia. Groups were<text:s/></text:span><text:soft-page-break/><text:span text:style-name="T270">compared with respect to mean absolute power, relative power, and reactivity to eyes opening separately in each band.</text:span></text:p>
      <text:p text:style-name="P271">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72"><text:span text:style-name="T273">reactivity for the most part related to the topography found in the EC condition.</text:span><text:span text:style-name="T274"><office:annotation-end office:name="41"/></text:span></text:p>
      <text:p text:style-name="P275"/>
      <text:p text:style-name="P276"><text:span text:style-name="T277"><office:annotation office:name="42" xml:id="1538062136"><dc:creator>Janka Hauffe</dc:creator><dc:date>2025-01-30T13:42:00</dc:date><meta:creator-initials>JH</meta:creator-initials><text:p text:style-name="P278">EEG in MCI and AD</text:p></office:annotation>Babiloni et al. (2011):</text:span><text:span text:style-name="T279"><office:annotation office:name="43" xml:id="2073608857"><dc:creator>Janka Hauffe</dc:creator><dc:date>2025-01-30T13:40:00</dc:date><meta:creator-initials>JH</meta:creator-initials><text:p text:style-name="P2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81">https://doi.org/10.3233/JAD-2011-0051</text:span></text:a><text:span text:style-name="CommentReference"><office:annotation-end office:name="43"/></text:span></text:p>
      <text:p text:style-name="P282"><text:span text:style-name="T283">Recently, greater attention has been focused on the application of quantitative EEG (qEEG) and/or event-related potentials (ERPs) as suitable clinical markers of early stage of disease or its progression<text:s/></text:span><text:span text:style-name="T284"><office:annotation office:name="44" xml:id="1461260531"><dc:creator>Janka Hauffe</dc:creator><dc:date>2025-01-30T13:43:00</dc:date><meta:creator-initials>JH</meta:creator-initials><text:p text:style-name="P285">[4] Celesia GG, Kaufman D, Cone S (1987) Effects of age and</text:p><text:p text:style-name="P286">sex on pattern electroretinograms and visual evoked poten-</text:p><text:p text:style-name="P287">tials. Electroencephalogr. Clin Neurophysiol 68, 161-171.</text:p><text:p text:style-name="P288">[5] Rossini PM, Rossi S, Babiloni C, Polich J (2007) Clinical</text:p><text:p text:style-name="P289">neurophysiology of aging brain: from normal aging to neu-</text:p><text:p text:style-name="P290">rodegeneration. Prog Neurobiol Epub 2007 Aug 8. Review</text:p><text:p text:style-name="P291">83, 375-400.</text:p><text:p text:style-name="P292">[6] Rossini PM (2009) Implications of brain plasticity to brain-</text:p><text:p text:style-name="P293">machine interfaces operation a potential paradox? Int Rev</text:p><text:p text:style-name="P294">Neurobiol 86, 81-90. Review.</text:p></office:annotation>[4–6</text:span><text:span text:style-name="CommentReference"><office:annotation-end office:name="44"/></text:span><text:span text:style-name="T295">]. It has been reported that a positive ERP peaking 600 ms after the zerotime of stimuli to be encoded (P600) was reduced in patients with AD and mild cognitive impairment (MCI), particularly in those MCI patients who subsequently converted to AD [</text:span><text:span text:style-name="T296"><office:annotation office:name="45" xml:id="2143316328"><dc:creator>Janka Hauffe</dc:creator><dc:date>2025-01-30T13:44:00</dc:date><meta:creator-initials>JH</meta:creator-initials><text:p text:style-name="P297">[7] Olichney JM, Morris SK, Ochoa C, Salmon DP, Thal</text:p><text:p text:style-name="P298">LJ, Kutas M, Iragui VJ (2002) Abnormal verbal event</text:p><text:p text:style-name="P299">related potentials in mild cognitive impairment and incipient</text:p><text:p text:style-name="P300">Alzheimer’s disease. J Neurol Neurosur Ps 73, 377-384.</text:p><text:p text:style-name="P301">[8] Olichney JM, Iragui VJ, Salmon DP, Riggins BR, Morris</text:p><text:p text:style-name="P302">SK, Kutas M (2006) Absent event-related potential (ERP)</text:p><text:p text:style-name="P303">word repetition effects in mild Alzheimer’s disease. Clin</text:p><text:p text:style-name="P304">Neurophysiol 117, 1319-1330</text:p></office:annotation>7, 8</text:span><text:span text:style-name="CommentReference"><office:annotation-end office:name="45"/></text:span><text:span text:style-name="T305">]. Furthermore, a positive ERP peaking 300 ms after the zerotime of oddball stimuli (P300) was reduced in amplitude in AD patients [</text:span><text:span text:style-name="T306"><office:annotation office:name="46" xml:id="1996117068"><dc:creator>Janka Hauffe</dc:creator><dc:date>2025-01-30T13:43:00</dc:date><meta:creator-initials>JH</meta:creator-initials><text:p text:style-name="P307">5] Rossini PM, Rossi S, Babiloni C, Polich J (2007) Clinical</text:p><text:p text:style-name="P308">neurophysiology of aging brain: from normal aging to neu-</text:p><text:p text:style-name="P309">rodegeneration. Prog Neurobiol Epub 2007 Aug 8. Review</text:p><text:p text:style-name="P310">83, 375-400.</text:p><text:p text:style-name="P311">[9] Wesson Ashford J, Kerry L Coburn(2011) The Topography</text:p><text:p text:style-name="P312">of P300 Energy Loss in Aging and Alzheimer’s Disease.</text:p><text:p text:style-name="P313">This volume</text:p></office:annotation>5, 9</text:span><text:span text:style-name="CommentReference"><office:annotation-end office:name="46"/></text:span><text:span text:style-name="T314">], even during its early stages [</text:span><text:span text:style-name="T315"><office:annotation office:name="47" xml:id="1218984188"><dc:creator>Janka Hauffe</dc:creator><dc:date>2025-01-30T13:44:00</dc:date><meta:creator-initials>JH</meta:creator-initials><text:p text:style-name="P316"><text:s/>Polich J, Corey-Bloom J (2005) Alzheimer’s disease and</text:p><text:p text:style-name="P317">P300: review and evaluation of task and modality. Curr</text:p><text:p text:style-name="P318">Alzheimer Res 2, 515-525</text:p></office:annotation>10</text:span><text:span text:style-name="CommentReference"><office:annotation-end office:name="47"/></text:span><text:span text:style-name="T319">].</text:span></text:p>
      <text:p text:style-name="P320">Despite the evidence of abnormal cortical rhythms in MCI and AD subjects, EEG analysis alone is unable to allow a diagnosis of disease.</text:p>
      <text:p text:style-name="P321">The hypothesis of some strict relationships between brain activity in MCI and AD subjects implies the prediction of similar features of resting state EEG rhythm in MCI and AD subjects as a function of genetic risk factors.</text:p>
      <text:p text:style-name="P322"/>
      <text:p text:style-name="P323"><text:span text:style-name="T324"><office:annotation office:name="48" xml:id="649676305"><dc:creator>Janka Hauffe</dc:creator><dc:date>2025-01-30T14:18:00</dc:date><meta:creator-initials>JH</meta:creator-initials><text:p text:style-name="P325">EEG in MCI and AD</text:p></office:annotation>Kim et al., 2023</text:span><text:span text:style-name="CommentReference"><office:annotation-end office:name="48"/></text:span><text:span text:style-name="T326">:<text:s/></text:span><office:annotation office:name="49" xml:id="950494716"><dc:creator>Janka Hauffe</dc:creator><dc:date>2025-01-30T14:18:00</dc:date><meta:creator-initials>JH</meta:creator-initials><text:p text:style-name="P327">@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28">https://doi.org/10.3389/fpsyt.2023.1231861</text:span></text:a><text:span text:style-name="CommentReference"><office:annotation-end office:name="49"/></text:span></text:p>
      <text:p text:style-name="P329"><text:span text:style-name="T330">EEG spectral power captures the amplitude of oscillations in each frequency band and can be used as a potential biomarker to differentiate AD from normal aging (</text:span><text:span text:style-name="T331"><office:annotation office:name="50" xml:id="371391360"><dc:creator>Janka Hauffe</dc:creator><dc:date>2025-01-30T14:21:00</dc:date><meta:creator-initials>JH</meta:creator-initials><text:p text:style-name="P332">25. Monllor P, Cervera-Ferri A, Lloret MA, Esteve D, Lopez B, Leon JL, et</text:p><text:p text:style-name="P333">al. Electroencephalography as a non-invasive biomarker of Alzheimer’s disease: a</text:p><text:p text:style-name="P334">forgotten candidate to substitute CSF molecules? Int J Mol Sci. (2021) 22:10889.</text:p><text:p text:style-name="P335">doi: 10.3390/ijms221910889</text:p><text:p text:style-name="P336">26. Kwak YT. Quantitative EEG findings in different stages of Alzheimer’s disease. J</text:p><text:p text:style-name="P337">Clin Neurophysiol. (2006) 23:457–62. doi: 10.1097/01.wnp.0000223453.47663.63</text:p><text:p text:style-name="P338">27. Babiloni C, Triggiani AI, Lizio R, Cordone S, Tattoli G, Bevilacqua V,</text:p><text:p text:style-name="P339">et al. Classification of single normal and Alzheimer’s disease individuals from</text:p><text:p text:style-name="P340">cortical sources of resting state EEG rhythms. Front Neurosci. (2016) 10:47.</text:p><text:p text:style-name="P341">doi: 10.3389/fnins.2016.00047</text:p><text:p text:style-name="P342">28. Meghdadi AH. Stevanovi´c Kari´c M, McConnell M, Rupp G, Richard C,</text:p><text:p text:style-name="P343">Hamilton J, et al. Resting state EEG biomarkers of cognitive decline associated with</text:p><text:p text:style-name="P344">Alzheimer’s disease and mild cognitive impairment. PLoS ONE. (2021) 16:e0244180.</text:p><text:p text:style-name="P345">doi: 10.1371/journal.pone.0244180</text:p></office:annotation>25–28</text:span><text:span text:style-name="CommentReference"><office:annotation-end office:name="50"/></text:span><text:span text:style-name="T346">). In spectral analysis, it has been predominantly observed that the dementia stages of AD are associated with slowing oscillations caused by increasing low-frequency and decreasing high-frequency band power (</text:span><text:span text:style-name="T347"><office:annotation office:name="51" xml:id="1563870563"><dc:creator>Janka Hauffe</dc:creator><dc:date>2025-01-30T14:20:00</dc:date><meta:creator-initials>JH</meta:creator-initials><text:p text:style-name="P348">24. Cassani R, Estarellas M, San-Martin R, Fraga FJ, Falk TH. Systematic review on</text:p><text:p text:style-name="P349">resting-state EEG for Alzheimer’s disease diagnosis and progression assessment. Dis</text:p><text:p text:style-name="P350">Markers. (2018) 2018:5174815. doi: 10.1155/2018/5174815</text:p></office:annotation>24</text:span><text:span text:style-name="CommentReference"><office:annotation-end office:name="51"/></text:span><text:span text:style-name="T351">).</text:span></text:p>
      <text:p text:style-name="P352"><text:span text:style-name="T353">However, other studies found no or minimal differences between the MCI and healthy control (HC) groups (</text:span><text:span text:style-name="T354"><office:annotation office:name="52" xml:id="1736789997"><dc:creator>Janka Hauffe</dc:creator><dc:date>2025-01-30T14:21:00</dc:date><meta:creator-initials>JH</meta:creator-initials><text:p text:style-name="P355">29. Van der Hiele K, Vein A, Reijntjes R, Westendorp R, Bollen E, Van Buchem M,</text:p><text:p text:style-name="P356">et al. EEG correlates in the spectrum of cognitive decline. Clin Neurophysiol. (2007)</text:p><text:p text:style-name="P357">118:1931–9. doi: 10.1016/j.clinph.2007.05.070</text:p><text:p text:style-name="P358">30. Yan Y, Zhao A, Ying W, Qiu Y, Ding Y, Wang Y, et al. Functional</text:p><text:p text:style-name="P359">connectivity alterations based on the weighted phase lag index: an exploratory</text:p><text:p text:style-name="P360">electroencephalography study on Alzheimer’s Disease. Curr Alzheimer Res. (2021)</text:p><text:p text:style-name="P361">18:513–22. doi: 10.2174/1567205018666211001110824</text:p><text:p text:style-name="P362">31. Pijnenburg YA, Vd Made Y, Van Walsum AVC, Knol D, Scheltens P, Stam</text:p><text:p text:style-name="P363">CJ, et al. synchronization likelihood in mild cognitive impairment and Alzheimer’s</text:p><text:p text:style-name="P364">disease during a working memory task. Clin Neurophysiol. (2004) 115:1332–9.</text:p><text:p text:style-name="P365">doi: 10.1016/j.clinph.2003.12.029</text:p></office:annotation>29–31</text:span><text:span text:style-name="CommentReference"><office:annotation-end office:name="52"/></text:span><text:span text:style-name="T366">), suggesting that the neurophysiological changes underlying MCI may not always be apparent in spectral power owing to the complex and heterogeneous conditions of MCI. Therefore, it is important to combine multiple biomarkers such as complexity<text:s/></text:span><text:soft-page-break/><text:span text:style-name="T367">measures, functional connectivity, and graph-based network analyses, to enhance MCI detection.</text:span></text:p>
      <text:p text:style-name="P368">3. Results</text:p>
      <text:p text:style-name="P369">3.1. Power spectral properties</text:p>
      <text:p text:style-name="P370">Topographic plots were computed for the delta (0.1–4 Hz), theta (4-8 Hz), alpha (8–12 Hz), beta (12–30 Hz), and gamma (30–45 Hz) frequency bands in the HC and MCI groups. In both</text:p>
      <text:p text:style-name="P371">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72">Our findings indicated that the power spectrum analysis did not yield any significant differences between the HC and MCI groups. However, when analyzing the multiscale SE, we observed that the MCI group exhibited lower complexity.<text:s/></text:p>
      <text:p text:style-name="P373">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74">Finally, in the small-world analysis, the MCI group exhibited a lower small-world coefficient when compared to the HC group.</text:p>
      <text:p text:style-name="P375"><text:span text:style-name="T376">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77"><office:annotation office:name="53" xml:id="779535585"><dc:creator>Janka Hauffe</dc:creator><dc:date>2025-01-30T14:22:00</dc:date><meta:creator-initials>JH</meta:creator-initials><text:p text:style-name="P378">30. Yan Y, Zhao A, Ying W, Qiu Y, Ding Y, Wang Y, et al. Functional</text:p><text:p text:style-name="P379">connectivity alterations based on the weighted phase lag index: an exploratory</text:p><text:p text:style-name="P380">electroencephalography study on Alzheimer’s Disease. Curr Alzheimer Res. (2021)</text:p><text:p text:style-name="P381">18:513–22. doi: 10.2174/1567205018666211001110824</text:p></office:annotation>30</text:span><text:span text:style-name="CommentReference"><office:annotation-end office:name="53"/></text:span><text:span text:style-name="T382">,<text:s/></text:span><text:span text:style-name="T383"><office:annotation office:name="54" xml:id="1970228158"><dc:creator>Janka Hauffe</dc:creator><dc:date>2025-01-30T14:22:00</dc:date><meta:creator-initials>JH</meta:creator-initials><text:p text:style-name="P384">77. Fröhlich S, Kutz DF, Müller K, Voelcker-Rehage C. Characteristics of resting state</text:p><text:p text:style-name="P385">EEG power in 80+-year-olds of different cognitive status. Front Aging Neurosci. (2021)</text:p><text:p text:style-name="P386">13:675689. doi: 10.3389/fnagi.2021.675689</text:p></office:annotation>77</text:span><text:span text:style-name="CommentReference"><office:annotation-end office:name="54"/></text:span><text:span text:style-name="T387">).</text:span></text:p>
      <text:p text:style-name="P388"><text:span text:style-name="T389">However, some prior findings have revealed that MCI can be characterized by lower alpha and beta power as well as stronger delta and theta power (</text:span><text:span text:style-name="T390"><office:annotation office:name="55" xml:id="417544673"><dc:creator>Janka Hauffe</dc:creator><dc:date>2025-01-30T14:22:00</dc:date><meta:creator-initials>JH</meta:creator-initials><text:p text:style-name="P391">26. Kwak YT. Quantitative EEG findings in different stages of Alzheimer’s disease. J</text:p><text:p text:style-name="P392">Clin Neurophysiol. (2006) 23:457–62. doi: 10.1097/01.wnp.0000223453.47663.63</text:p></office:annotation>26</text:span><text:span text:style-name="CommentReference"><office:annotation-end office:name="55"/></text:span><text:span text:style-name="T393">). This contradiction may be because the neurophysiological changes associated with MCI may not always be apparent in spectral power, suggesting that the power spectral analysis is relatively insensitive to network changes resulting from MCI progression.</text:span></text:p>
      <text:p text:style-name="P394">Our findings suggest that alterations in functional connectivity and graph theory-based measures, particularly in the theta band associated with memory and attention processes,</text:p>
      <text:soft-page-break/>
      <text:p text:style-name="P395">may serve as important clinical biomarkers for detecting and monitoring cognitive decline in individuals with MCI. Small sample size.</text:p>
      <text:p text:style-name="P396"/>
      <text:p text:style-name="P397"><text:span text:style-name="T398"><office:annotation office:name="56" xml:id="2044067395"><dc:creator>Janka Hauffe</dc:creator><dc:date>2025-01-30T14:40:00</dc:date><meta:creator-initials>JH</meta:creator-initials><text:p text:style-name="P399">EEG in MCI and AD</text:p></office:annotation>Jelic et al., 2000</text:span><text:span text:style-name="CommentReference"><office:annotation-end office:name="56"/></text:span><text:span text:style-name="T400">:<text:s/></text:span><office:annotation office:name="57" xml:id="1642743490"><dc:creator>Janka Hauffe</dc:creator><dc:date>2025-01-30T14:37:00</dc:date><meta:creator-initials>JH</meta:creator-initials><text:p text:style-name="P401">@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02">https://doi.org/10.1016/S0197-4580(00)00153-6</text:span></text:a><text:span text:style-name="CommentReference"><office:annotation-end office:name="57"/></text:span></text:p>
      <text:p text:style-name="P403"><office:annotation office:name="58" xml:id="1238986632"><dc:creator>Janka Hauffe</dc:creator><dc:date>2025-01-17T16:51:00</dc:date><meta:creator-initials>JH</meta:creator-initials><text:p text:style-name="P404">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05"><text:span text:style-name="T406">temporal variability for absolute power values, which was especially marked for the slow frequency bands. Therefore, the use of relative power values was justified.</text:span><text:span text:style-name="T407"><office:annotation-end office:name="58"/></text:span></text:p>
      <text:p text:style-name="P408"/>
      <text:p text:style-name="P409"><text:span text:style-name="T410"><office:annotation office:name="59" xml:id="1598721371"><dc:creator>Janka Hauffe</dc:creator><dc:date>2025-01-30T14:53:00</dc:date><meta:creator-initials>JH</meta:creator-initials><text:p text:style-name="P411"><text:span text:style-name="T412">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13">:<text:s/></text:span><office:annotation office:name="60" xml:id="75370632"><dc:creator>Janka Hauffe</dc:creator><dc:date>2025-01-30T14:52:00</dc:date><meta:creator-initials>JH</meta:creator-initials><text:p text:style-name="P414">@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15">https://doi.org/10.1016/j.jad.2007.06.006</text:span></text:a><text:span text:style-name="CommentReference"><office:annotation-end office:name="60"/></text:span></text:p>
      <text:p text:style-name="P416">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17">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418">medication, and other methodological issues, including inadequate matching of study groups and varying testing procedures.</text:p>
      <text:p text:style-name="P419">Cognitive impairments are common in major depression and anxiety disorders. However, more research is needed to confirm and widen these findings, and to expand the knowledge<text:s/><text:soft-page-break/>into clinical practice. Controlling of confounding variables in future studies is highly recommended</text:p>
      <text:list text:style-name="LFO1" text:continue-numbering="true">
        <text:list-item>
          <text:p text:style-name="P420">But all with objective cognitive impairment and therefore probably not relevant for my discussion</text:p>
        </text:list-item>
      </text:list>
      <text:p text:style-name="P421"/>
      <text:p text:style-name="P422"><text:span text:style-name="T423"><office:annotation office:name="61" xml:id="198233062"><dc:creator>Janka Hauffe</dc:creator><dc:date>2025-01-30T14:54:00</dc:date><meta:creator-initials>JH</meta:creator-initials><text:p text:style-name="P424">Cognitive impairment in depression</text:p></office:annotation>Grant, Thase &amp; Sweeney,<text:s/></text:span><text:span text:style-name="T425">2001</text:span><text:span text:style-name="CommentReference"><office:annotation-end office:name="61"/></text:span><text:span text:style-name="T426">:<text:s/></text:span><office:annotation office:name="62" xml:id="895039367"><dc:creator>Janka Hauffe</dc:creator><dc:date>2025-01-30T14:54:00</dc:date><meta:creator-initials>JH</meta:creator-initials><text:p text:style-name="P427">@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28">https://doi.org/10.1016/s0006-3223(00)01072-6</text:span></text:a><text:span text:style-name="CommentReference"><office:annotation-end office:name="62"/></text:span></text:p>
      <text:p text:style-name="P429"><text:span text:style-name="T430">The most striking finding from the current study was the absence of significant cognitive impairment on the majority of both standardized neuropsychologic tests and experimental computerized cognitive measures in younger am</text:span><text:span text:style-name="T431"><text:s/></text:span><text:span text:style-name="T432">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33">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34"/>
      <text:p text:style-name="P435"><text:span text:style-name="T436"><office:annotation office:name="63" xml:id="1911365383"><dc:creator>Janka Hauffe</dc:creator><dc:date>2025-01-30T14:55:00</dc:date><meta:creator-initials>JH</meta:creator-initials><text:p text:style-name="P437"><text:span text:style-name="T438">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39">@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40">https://doi.org/10.3389/fnhum.2018.00521</text:span></text:a><text:span text:style-name="CommentReference"><office:annotation-end office:name="64"/></text:span></text:p>
      <text:p text:style-name="P441">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442"><text:span text:style-name="T443">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444">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1-30T13:56:00Z</dc:date>
    <meta:template xlink:href="Normal.dotm" xlink:type="simple"/>
    <meta:editing-cycles>19</meta:editing-cycles>
    <meta:editing-duration>PT0S</meta:editing-duration>
    <meta:document-statistic meta:page-count="11" meta:paragraph-count="54" meta:word-count="3754" meta:character-count="27353" meta:row-count="197" meta:non-whitespace-character-count="23653"/>
  </office:meta>
</office:document-meta>
</file>